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CacheWrapper.putBeanClone( @ NonNullable String key , @ Non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putAllBeanCopies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putAllBeanClones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putBeanCopy( @ NonNullable String key , @ Non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putAllCopies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feCache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getBeanCopy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getBeanClone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getCopy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putCopy( @ NonNullable String key , @ Non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dup( V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feCacheWrapp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acheWrapper.SafeCacheWrapper( @ NonNullable ICache &lt; V &gt;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feCacheWrapper.putAll( @ NonNullable Map &lt; ? extends String , ? extends V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feCacheWrapper.put( String key ,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